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O">
            <text:p>O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O">
            <text:p>O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O">
            <text:p>O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O">
            <text:p>O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O">
            <text:p>O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O">
            <text:p>O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O">
            <text:p>O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O">
            <text:p>O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O">
            <text:p>O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O">
            <text:p>O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6-01">
            <text:p>6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O">
            <text:p>O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7-26">
            <text:p>7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2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7-01">
            <text:p>7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O">
            <text:p>O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1" office:value-type="string">
            <text:p>O</text:p>
          </table:table-cell>
          <table:table-cell table:style-name="Default" table:number-columns-repeated="3"/>
          <table:table-cell table:style-name="ce11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1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2007/07/13</text:date>, <text:time>09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6$Build-9155</meta:generator>
    <meta:creation-date>2007-04-20T08:34:22</meta:creation-date>
    <dc:date>2007-07-13T09:49:29</dc:date>
    <dc:language>en-US</dc:language>
    <meta:editing-cycles>30</meta:editing-cycles>
    <meta:user-defined meta:name="Info 1"/>
    <meta:user-defined meta:name="Info 2"/>
    <meta:user-defined meta:name="Info 3"/>
    <meta:user-defined meta:name="Info 4"/>
    <meta:document-statistic meta:table-count="4" meta:cell-count="7639"/>
  </office:meta>
</office:document-meta>
</file>